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67fba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Futura Std Condensed" fo:font-size="16pt" fo:language="en" fo:country="US" fo:font-weight="bold" officeooo:rsid="00067fba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888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088875" officeooo:paragraph-rsid="000bae29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Futura Std Condensed" fo:font-size="24pt" fo:language="en" fo:country="US" fo:font-weight="normal" officeooo:rsid="00067fba" style:font-size-asian="24pt" style:font-weight-asian="normal" style:font-size-complex="2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7121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1.005cm"/>
        </style:tab-stops>
      </style:paragraph-properties>
      <style:text-properties style:font-name="Futura Std Condensed Light" fo:font-size="16pt" fo:language="en" fo:country="US" fo:font-weight="normal" officeooo:rsid="00067fba" officeooo:paragraph-rsid="00088875" style:font-size-asian="16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fo:font-weight="normal" officeooo:rsid="00067fba" officeooo:paragraph-rsid="00067fba" style:font-size-asian="16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88875" style:font-size-asian="16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4238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9cf28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0e5a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bae29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0fb49e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1" fo:font-size="16pt" fo:language="en" fo:country="US" fo:font-weight="normal" officeooo:rsid="00088875" officeooo:paragraph-rsid="0011164c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Futura Std Condensed" fo:font-size="18pt" fo:language="en" fo:country="US" fo:font-weight="normal" officeooo:rsid="0011164c" officeooo:paragraph-rsid="0011164c" style:font-size-asian="18pt" style:font-weight-asian="normal" style:font-size-complex="18pt" style:font-weight-complex="normal"/>
    </style:style>
    <style:style style:name="T1" style:family="text">
      <style:text-properties officeooo:rsid="00087121"/>
    </style:style>
    <style:style style:name="T2" style:family="text">
      <style:text-properties style:font-name="Futura Std Condensed" fo:font-size="18pt" style:font-size-asian="18pt" style:font-size-complex="18pt"/>
    </style:style>
    <style:style style:name="T3" style:family="text">
      <style:text-properties style:font-name="Futura Std Condensed" fo:font-size="18pt" officeooo:rsid="00087121" style:font-size-asian="18pt" style:font-size-complex="18pt"/>
    </style:style>
    <style:style style:name="T4" style:family="text">
      <style:text-properties style:font-name="Futura Std Condensed" fo:font-size="18pt" officeooo:rsid="00094238" style:font-size-asian="18pt" style:font-size-complex="18pt"/>
    </style:style>
    <style:style style:name="T5" style:family="text">
      <style:text-properties style:font-name="Futura Std Condensed" fo:font-size="18pt" officeooo:rsid="0009cf28" style:font-size-asian="18pt" style:font-size-complex="18pt"/>
    </style:style>
    <style:style style:name="T6" style:family="text">
      <style:text-properties style:font-name="Futura Std Condensed" fo:font-size="18pt" officeooo:rsid="000b0e5a" style:font-size-asian="18pt" style:font-size-complex="18pt"/>
    </style:style>
    <style:style style:name="T7" style:family="text">
      <style:text-properties style:font-name="Futura Std Condensed" fo:font-size="18pt" officeooo:rsid="000bae29" style:font-size-asian="18pt" style:font-size-complex="18pt"/>
    </style:style>
    <style:style style:name="T8" style:family="text">
      <style:text-properties style:font-name="Futura Std Condensed" fo:font-size="18pt" officeooo:rsid="000fb49e" style:font-size-asian="18pt" style:font-size-complex="18pt"/>
    </style:style>
    <style:style style:name="T9" style:family="text">
      <style:text-properties style:font-name="Futura Std Condensed" fo:font-size="18pt" officeooo:rsid="000d67d8" style:font-size-asian="18pt" style:font-size-complex="18pt"/>
    </style:style>
    <style:style style:name="T10" style:family="text">
      <style:text-properties style:font-name="Futura Std Condensed" fo:font-size="18pt" officeooo:rsid="0011164c" style:font-size-asian="18pt" style:font-size-complex="18pt"/>
    </style:style>
    <style:style style:name="T11" style:family="text">
      <style:text-properties fo:color="#c9211e" loext:opacity="100%" style:font-name="Futura Std Condensed"/>
    </style:style>
    <style:style style:name="T12" style:family="text">
      <style:text-properties fo:color="#c9211e" loext:opacity="100%" style:font-name="Futura Std Condensed" officeooo:rsid="00087121"/>
    </style:style>
    <style:style style:name="T13" style:family="text">
      <style:text-properties fo:color="#c9211e" loext:opacity="100%" style:font-name="Futura Std Condensed" officeooo:rsid="00057b7a"/>
    </style:style>
    <style:style style:name="T14" style:family="text">
      <style:text-properties fo:color="#c9211e" loext:opacity="100%" style:font-name="Futura Std Condensed" officeooo:rsid="0003b32a"/>
    </style:style>
    <style:style style:name="T15" style:family="text">
      <style:text-properties fo:color="#c9211e" loext:opacity="100%" style:font-name="Futura Std Condensed" officeooo:rsid="00094238"/>
    </style:style>
    <style:style style:name="T16" style:family="text">
      <style:text-properties fo:color="#c9211e" loext:opacity="100%" style:font-name="Futura Std Condensed" fo:font-size="18pt" officeooo:rsid="00094238" style:font-size-asian="18pt" style:font-size-complex="18pt"/>
    </style:style>
    <style:style style:name="T17" style:family="text">
      <style:text-properties fo:color="#c9211e" loext:opacity="100%" style:font-name="Futura Std Condensed" fo:font-size="18pt" officeooo:rsid="0009cf28" style:font-size-asian="18pt" style:font-size-complex="18pt"/>
    </style:style>
    <style:style style:name="T18" style:family="text">
      <style:text-properties fo:color="#c9211e" loext:opacity="100%" style:font-name="Futura Std Condensed" fo:font-size="18pt" officeooo:rsid="000b0e5a" style:font-size-asian="18pt" style:font-size-complex="18pt"/>
    </style:style>
    <style:style style:name="T19" style:family="text">
      <style:text-properties fo:color="#c9211e" loext:opacity="100%" style:font-name="Futura Std Condensed" fo:font-size="18pt" officeooo:rsid="000d67d8" style:font-size-asian="18pt" style:font-size-complex="18pt"/>
    </style:style>
    <style:style style:name="T20" style:family="text">
      <style:text-properties fo:color="#c9211e" loext:opacity="100%" style:font-name="Futura Std Condensed" fo:font-size="18pt" officeooo:rsid="000fb49e" style:font-size-asian="18pt" style:font-size-complex="18pt"/>
    </style:style>
    <style:style style:name="T21" style:family="text">
      <style:text-properties fo:color="#c9211e" loext:opacity="100%" style:font-name="Futura Std Condensed" fo:font-size="18pt" officeooo:rsid="0011164c" style:font-size-asian="18pt" style:font-size-complex="18pt"/>
    </style:style>
    <style:style style:name="T22" style:family="text">
      <style:text-properties fo:color="#c9211e" loext:opacity="100%" style:font-name="Futura Std Condensed" officeooo:rsid="00096f15"/>
    </style:style>
    <style:style style:name="T23" style:family="text">
      <style:text-properties fo:color="#c9211e" loext:opacity="100%" style:font-name="Futura Std Condensed" officeooo:rsid="0009cf28"/>
    </style:style>
    <style:style style:name="T24" style:family="text">
      <style:text-properties fo:color="#c9211e" loext:opacity="100%" style:font-name="Futura Std Condensed" officeooo:rsid="000b0e5a"/>
    </style:style>
    <style:style style:name="T25" style:family="text">
      <style:text-properties fo:color="#c9211e" loext:opacity="100%" style:font-name="Futura Std Condensed" officeooo:rsid="000fb49e"/>
    </style:style>
    <style:style style:name="T26" style:family="text">
      <style:text-properties fo:color="#c9211e" loext:opacity="100%" style:font-name="Futura Std Condensed" officeooo:rsid="0011164c"/>
    </style:style>
    <style:style style:name="T27" style:family="text">
      <style:text-properties fo:color="#c9211e" loext:opacity="100%" style:font-name="Futura Std Condensed" officeooo:rsid="000d67d8"/>
    </style:style>
    <style:style style:name="T28" style:family="text">
      <style:text-properties fo:color="#c9211e" loext:opacity="100%" style:font-name="Futura Std Condensed" officeooo:rsid="000d67d8" style:font-size-asian="16pt"/>
    </style:style>
    <style:style style:name="T29" style:family="text">
      <style:text-properties fo:color="#c9211e" loext:opacity="100%" officeooo:rsid="0012a6c5"/>
    </style:style>
    <style:style style:name="T30" style:family="text">
      <style:text-properties fo:color="#c9211e" loext:opacity="100%" style:font-name="Futura Std Condensed" officeooo:rsid="0012a6c5"/>
    </style:style>
    <style:style style:name="T31" style:family="text">
      <style:text-properties officeooo:rsid="00088875"/>
    </style:style>
    <style:style style:name="T32" style:family="text">
      <style:text-properties officeooo:rsid="00057b7a"/>
    </style:style>
    <style:style style:name="T33" style:family="text">
      <style:text-properties officeooo:rsid="0003b32a"/>
    </style:style>
    <style:style style:name="T34" style:family="text">
      <style:text-properties style:font-name="Futura Std Condensed Light1" officeooo:rsid="00088875"/>
    </style:style>
    <style:style style:name="T35" style:family="text">
      <style:text-properties officeooo:rsid="00094238"/>
    </style:style>
    <style:style style:name="T36" style:family="text">
      <style:text-properties officeooo:rsid="00096f15"/>
    </style:style>
    <style:style style:name="T37" style:family="text">
      <style:text-properties officeooo:rsid="0009cf28"/>
    </style:style>
    <style:style style:name="T38" style:family="text">
      <style:text-properties fo:color="#000000" loext:opacity="100%"/>
    </style:style>
    <style:style style:name="T39" style:family="text">
      <style:text-properties fo:color="#000000" loext:opacity="100%" style:font-name="Futura Std Condensed" fo:font-size="18pt" officeooo:rsid="000b0e5a" style:font-size-asian="18pt" style:font-size-complex="18pt"/>
    </style:style>
    <style:style style:name="T40" style:family="text">
      <style:text-properties fo:color="#000000" loext:opacity="100%" style:font-name="Futura Std Condensed" officeooo:rsid="00087121"/>
    </style:style>
    <style:style style:name="T41" style:family="text">
      <style:text-properties fo:color="#000000" loext:opacity="100%" style:font-name="Futura Std Condensed Light1" officeooo:rsid="000b0e5a"/>
    </style:style>
    <style:style style:name="T42" style:family="text">
      <style:text-properties fo:color="#000000" loext:opacity="100%" style:font-name="Futura Std Condensed Light1" officeooo:rsid="000fb49e"/>
    </style:style>
    <style:style style:name="T43" style:family="text">
      <style:text-properties fo:color="#000000" loext:opacity="100%" officeooo:rsid="000bae29"/>
    </style:style>
    <style:style style:name="T44" style:family="text">
      <style:text-properties fo:color="#000000" loext:opacity="100%" officeooo:rsid="0003b32a"/>
    </style:style>
    <style:style style:name="T45" style:family="text">
      <style:text-properties fo:color="#000000" loext:opacity="100%" style:font-name="Futura Std Condensed" officeooo:rsid="0012a6c5"/>
    </style:style>
    <style:style style:name="T46" style:family="text">
      <style:text-properties fo:color="#000000" loext:opacity="100%" style:font-name="Futura Std Condensed Light1" officeooo:rsid="0012a6c5"/>
    </style:style>
    <style:style style:name="T47" style:family="text">
      <style:text-properties officeooo:rsid="000b0e5a"/>
    </style:style>
    <style:style style:name="T48" style:family="text">
      <style:text-properties officeooo:rsid="000bae29"/>
    </style:style>
    <style:style style:name="T49" style:family="text">
      <style:text-properties officeooo:rsid="000d67d8"/>
    </style:style>
    <style:style style:name="T50" style:family="text">
      <style:text-properties officeooo:rsid="000f3d24"/>
    </style:style>
    <style:style style:name="T51" style:family="text">
      <style:text-properties officeooo:rsid="000fb49e"/>
    </style:style>
    <style:style style:name="T52" style:family="text">
      <style:text-properties officeooo:rsid="0011164c"/>
    </style:style>
    <style:style style:name="T53" style:family="text">
      <style:text-properties officeooo:rsid="0011b4f4"/>
    </style:style>
    <style:style style:name="T54" style:family="text">
      <style:text-properties officeooo:rsid="0012a6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- Domestique Baston -</text:p>
      <text:p text:style-name="P1"/>
      <text:p text:style-name="P1"/>
      <text:p text:style-name="P1"/>
      <text:p text:style-name="P4">What is it?</text:p>
      <text:p text:style-name="P3"/>
      <text:p text:style-name="P8"><text:tab/><text:span text:style-name="T2">D</text:span><text:span text:style-name="T1">omestique Baston is </text:span><text:span text:style-name="T12">versus fighting game</text:span><text:span text:style-name="T1">, some kind of a Street Fighters game. <text:s/>Well. You know what that is... It’ll be intended for casual gamers as the gameplay will be simplified compared to those </text:span><text:span text:style-name="T50">Garou: Mark of the Wolves, The Last Blade</text:span><text:span text:style-name="T1"> and Guilty Gear </text:span><text:span text:style-name="T50">(you name it)</text:span><text:span text:style-name="T1">...</text:span></text:p>
      <text:p text:style-name="P9"/>
      <text:p text:style-name="P10"><text:tab/><text:span text:style-name="T3">I</text:span><text:span text:style-name="T1">t pictures a couple (a man and a woman) fighting each other at home. Here’s the reason why there will be only </text:span><text:span text:style-name="T12">1 background</text:span><text:span text:style-name="T1"> and only </text:span><text:span text:style-name="T12">2 playable characters</text:span><text:span text:style-name="T1">. </text:span><text:span text:style-name="T34">A kind of sword fighting game (roll and bottle, here). It</text:span><text:span text:style-name="T31"> also implies that there will never be a mirror match (man versus man or girl versus girl). You don’t agree? We don’t care!</text:span></text:p>
      <text:p text:style-name="P9"/>
      <text:p text:style-name="P9"><text:tab/><text:span text:style-name="T3">T</text:span><text:span text:style-name="T1">his game will be in </text:span><text:span text:style-name="T12">French slang</text:span><text:span text:style-name="T40"> </text:span><text:span text:style-name="T41">(in Michel Audiard’s style)</text:span><text:span text:style-name="T1">, just because it’s funny. No other reason. Beside</text:span><text:span text:style-name="T31">s</text:span><text:span text:style-name="T1">, who really cares about, </text:span><text:span text:style-name="T31">for instance,</text:span><text:span text:style-name="T1"> the story </text:span><text:span text:style-name="T48">or even what’s told </text:span><text:span text:style-name="T1">in such a game? </text:span><text:span text:style-name="T48">You can always tell when someone’s angry, don’t you?</text:span></text:p>
      <text:p text:style-name="P9"/>
      <text:p text:style-name="P9"/>
      <text:p text:style-name="P11"/>
      <text:p text:style-name="P5"><text:span text:style-name="T48">Gameplay</text:span>:</text:p>
      <text:p text:style-name="P2"/>
      <text:p text:style-name="P12"><text:tab/><text:span text:style-name="T2">E</text:span>ach character will basically have <text:span text:style-name="T48">the following animations</text:span>: <text:span text:style-name="T11">3 normal attacks</text:span><text:span text:style-name="T38"> </text:span><text:span text:style-name="T43">(weak and fast/medium/strong and slow)</text:span>, <text:span text:style-name="T11">1 special attack</text:span><text:span text:style-name="T38"> </text:span><text:span text:style-name="T43">(even slower)</text:span>, <text:span text:style-name="T13">1 ranged attack</text:span><text:span text:style-name="T32"> (</text:span>an <text:span text:style-name="T32">insult) </text:span><text:span text:style-name="T48">and</text:span><text:span text:style-name="T32"> </text:span><text:span text:style-name="T11">1 </text:span><text:span text:style-name="T14">fake attack</text:span><text:span text:style-name="T44"> </text:span><text:span text:style-name="T43">(mostly used for chaining attacks or combos</text:span>, <text:span text:style-name="T11">2 dodges</text:span> (<text:span text:style-name="T48">jumping and crouching down</text:span>) <text:span text:style-name="T48">and </text:span><text:span text:style-name="T11">1 parry</text:span><text:span text:style-name="T38"> </text:span><text:span text:style-name="T43">(using a tool)</text:span>, <text:span text:style-name="T11">1 forward </text:span><text:span text:style-name="T14">walk</text:span><text:span text:style-name="T33"> </text:span>and <text:span text:style-name="T11">1 backward </text:span><text:span text:style-name="T14">walk</text:span>, <text:span text:style-name="T11">1 KO</text:span> and <text:span text:style-name="T11">1 “</text:span><text:span text:style-name="T14">get hit”</text:span>, <text:span text:style-name="T30">1 “apparition” </text:span><text:span text:style-name="T46">(not an attack, that’s just for the character to get in the scene before the game starts)</text:span><text:span text:style-name="T54"> </text:span><text:span text:style-name="T32">and</text:span> <text:span text:style-name="T48">finally </text:span><text:span text:style-name="T11">1 idle</text:span>. No stun! No lows! No ups! No downward strikes on the ground and no upward strikes (to limit the work). Maybe later... And maybe you can add yours as well...<text:span text:style-name="T48"> Such as hand to hand attacks, grab</text:span><text:span text:style-name="T51"> </text:span><text:span text:style-name="T48">and throws, etc.</text:span></text:p>
      <text:p text:style-name="P12"/>
      <text:p text:style-name="P13"><text:tab/><text:span text:style-name="T4">A</text:span><text:span text:style-name="T35"> match will be played in </text:span><text:span text:style-name="T15">1</text:span><text:span text:style-name="T35">. The basic idea would be that blows hurt (a lot) and that it is therefore necessary to </text:span><text:span text:style-name="T15">give importance to parry, dodge and counter-attack</text:span><text:span text:style-name="T35">.</text:span></text:p>
      <text:p text:style-name="P13"/>
      <text:p text:style-name="P13"><text:tab/><text:span text:style-name="T39">A</text:span><text:span text:style-name="T47"> fall is a lost game!</text:span></text:p>
      <text:p text:style-name="P13"><text:soft-page-break/></text:p>
      <text:p text:style-name="P13"><text:span text:style-name="T35"><text:tab/></text:span><text:span text:style-name="T16">N</text:span><text:span text:style-name="T15">o time limit</text:span><text:span text:style-name="T35">.</text:span></text:p>
      <text:p text:style-name="P13"/>
      <text:p text:style-name="P14"><text:tab/><text:span text:style-name="T16">N</text:span><text:span text:style-name="T15">o complicated maneuvers</text:span><text:span text:style-name="T35"> (like quarter circle forward, etc.) but instead some </text:span><text:span text:style-name="T15">kind of “1 button = 1 attack”</text:span><text:span text:style-name="T35">, k</text:span><text:span text:style-name="T32">ind of </text:span><text:span text:style-name="T35">a "keyboard" type gameplay (</text:span><text:span text:style-name="T32">even though we’</text:span><text:span text:style-name="T35">ll eventually make</text:span><text:span text:style-name="T32"> controlers </text:span><text:span text:style-name="T35">available). That being said </text:span><text:span text:style-name="T15">some attacks </text:span><text:span text:style-name="T22">will necessarily</text:span><text:span text:style-name="T15"> use simultneously 2 buttons or even more</text:span><text:span text:style-name="T35"> </text:span><text:span text:style-name="T36">because of the use of gamepads.</text:span><text:span text:style-name="T35"> </text:span><text:span text:style-name="T51">Probably using </text:span><text:span text:style-name="T25">6 buttons</text:span><text:span text:style-name="T51">. </text:span><text:span text:style-name="T35">Casual </text:span><text:span text:style-name="T36">anyway</text:span><text:span text:style-name="T35">. </text:span></text:p>
      <text:p text:style-name="P14"><text:span text:style-name="T17"><text:tab/>D</text:span><text:span text:style-name="T23">odge and parry</text:span><text:span text:style-name="T37"> are launched by </text:span><text:span text:style-name="T23">hitting a button or a combination of buttons</text:span><text:span text:style-name="T37">. Not by moving backward.</text:span></text:p>
      <text:p text:style-name="P15"><text:tab/><text:span text:style-name="T6">E</text:span>ach move and each parry has its strong point and its weakness which would bring back a little <text:span text:style-name="T32">Rock</text:span>/<text:span text:style-name="T32">Paper</text:span>/<text:span text:style-name="T32">S</text:span>cissors<text:span text:style-name="T32"> </text:span>side to each move. <text:span text:style-name="T11">Only the "ideal counter" allows to take </text:span><text:span text:style-name="T25">0 </text:span><text:span text:style-name="T11">damage against an attack</text:span>. <text:span text:style-name="T11">A</text:span><text:span text:style-name="T25">ny </text:span><text:span text:style-name="T11">other counter would </text:span><text:span text:style-name="T24">only reduce the</text:span><text:span text:style-name="T11"> damage</text:span><text:span text:style-name="T24"> taken</text:span>. <text:span text:style-name="T47">And of course </text:span><text:span text:style-name="T24">no defense means full damage</text:span><text:span text:style-name="T47">! </text:span>Also, <text:span text:style-name="T11">chaining the right attack after </text:span><text:span text:style-name="T25">the right</text:span><text:span text:style-name="T11"> counter would allow to do more damage </text:span><text:span text:style-name="T24">in return</text:span><text:span text:style-name="T47"> </text:span>than any other attack...</text:p>
      <text:p text:style-name="P15"><text:tab/><text:span text:style-name="T5">O</text:span><text:span text:style-name="T37">f course </text:span><text:span text:style-name="T23">there will be combos</text:span><text:span text:style-name="T37"> (they kind of are the essence of such a game)</text:span>. <text:span text:style-name="T47">You’ll just have to enter the right button sequences.</text:span></text:p>
      <text:p text:style-name="P15"/>
      <text:p text:style-name="P15"><text:tab/><text:span text:style-name="T18">T</text:span><text:span text:style-name="T24">he pl</text:span><text:span text:style-name="T23">ayer character always face the opponent</text:span><text:span text:style-name="T37">.</text:span></text:p>
      <text:p text:style-name="P15"/>
      <text:p text:style-name="P15"/>
      <text:p text:style-name="P15"/>
      <text:p text:style-name="P6"><text:span text:style-name="T49">Technically</text:span>:</text:p>
      <text:p text:style-name="P6"/>
      <text:p text:style-name="P16"><text:tab/><text:span text:style-name="T19">A</text:span><text:span text:style-name="T27">nimations are done at 10 frames/second</text:span><text:span text:style-name="T49">.</text:span></text:p>
      <text:p text:style-name="P16"/>
      <text:p text:style-name="P17"><text:tab/><text:span text:style-name="T19">N</text:span><text:span text:style-name="T28">o rotation nor scalling on sprites</text:span><text:span text:style-name="T49"> to keep that retro feel as much as possible. </text:span><text:span text:style-name="T51">Everything will have to be </text:span><text:span text:style-name="T52">hand </text:span><text:span text:style-name="T51">drawn.</text:span></text:p>
      <text:p text:style-name="P17"/>
      <text:p text:style-name="P17"><text:span text:style-name="T49"><text:tab/></text:span><text:span text:style-name="T9">W</text:span><text:span text:style-name="T49">hat would be absolutly perfect would also </text:span><text:span text:style-name="T51">be </text:span><text:span text:style-name="T49">using a </text:span><text:span text:style-name="T26">1 </text:span><text:span text:style-name="T27">sprite pixel as basic unit for translations</text:span><text:span text:style-name="T49">.</text:span></text:p>
      <text:p text:style-name="P17"/>
      <text:p text:style-name="P18"><text:tab/><text:span text:style-name="T21">W</text:span><text:span text:style-name="T25">in/loose pose screens</text:span><text:span text:style-name="T51"> </text:span><text:span text:style-name="T52">(I’ll manage to do that the earlier the better)</text:span><text:span text:style-name="T51">!</text:span></text:p>
      <text:p text:style-name="P16"/>
      <text:p text:style-name="P16"><text:tab/><text:span text:style-name="T8">I</text:span><text:span text:style-name="T51"> just cant imagine </text:span><text:span text:style-name="T25">combo system with</text:span><text:span text:style-name="T51">out</text:span><text:span text:style-name="T42"> </text:span><text:span text:style-name="T25">buffer</text:span><text:span text:style-name="T51"> but I might be wrong on that...</text:span></text:p>
      <text:p text:style-name="P16"/>
      <text:p text:style-name="P16"><text:soft-page-break/><text:tab/><text:span text:style-name="T20">N</text:span><text:span text:style-name="T25">o camera pan</text:span><text:span text:style-name="T51"> </text:span><text:span text:style-name="T52">(it would make sprites very difficult to read as everything would be to big on screen)</text:span><text:span text:style-name="T51">.</text:span></text:p>
      <text:p text:style-name="P16"/>
      <text:p text:style-name="P18"/>
      <text:p text:style-name="P19">What next?</text:p>
      <text:p text:style-name="P18"/>
      <text:p text:style-name="P18"><text:tab/><text:span text:style-name="T7">L</text:span><text:span text:style-name="T48">ater on, adding more stuff and features would be great (as previously told) such as being able to grab passing by things (such as a cat, a baby, etc.) and throw them at the opponent would be also very funny... </text:span><text:span text:style-name="T52">M</text:span><text:span text:style-name="T48">ore musics </text:span><text:span text:style-name="T51">and</text:span><text:span text:style-name="T48"> sound </text:span><text:span text:style-name="T49">effects would also be great!</text:span></text:p>
      <text:p text:style-name="P18"/>
      <text:p text:style-name="P18"><text:tab/><text:span text:style-name="T10">A</text:span><text:span text:style-name="T52">dding background animations </text:span><text:span text:style-name="T53">of</text:span><text:span text:style-name="T52"> people passing by and looking through the window to see what’s happening then running away. Cars (with lights on) in the street. Someone walking a dog..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Futura Std Condensed" svg:font-family="'Futura Std Condensed'" style:font-family-generic="swiss" style:font-pitch="variable"/>
    <style:font-face style:name="Futura Std Condensed Light" svg:font-family="'Futura Std Condensed Light'" style:font-family-generic="swiss" style:font-pitch="variable"/>
    <style:font-face style:name="Futura Std Condensed Light1" svg:font-family="'Futura Std Condensed Light'" style:font-adornments="Light Condense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3T12:01:48.073000000</meta:creation-date>
    <dc:date>2022-01-18T09:11:43.315000000</dc:date>
    <meta:editing-duration>PT15M10S</meta:editing-duration>
    <meta:editing-cycles>5</meta:editing-cycles>
    <meta:generator>LibreOffice/7.2.5.2$Windows_X86_64 LibreOffice_project/499f9727c189e6ef3471021d6132d4c694f357e5</meta:generator>
    <meta:document-statistic meta:table-count="0" meta:image-count="0" meta:object-count="0" meta:page-count="3" meta:paragraph-count="25" meta:word-count="682" meta:character-count="3860" meta:non-whitespace-character-count="3181"/>
  </office:meta>
</office:document-meta>
</file>